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tr" fo:country="TR" officeooo:rsid="001e9964" officeooo:paragraph-rsid="001e9964"/>
    </style:style>
    <style:style style:name="P2" style:family="paragraph" style:parent-style-name="Standard">
      <style:text-properties fo:language="tr" fo:country="TR" officeooo:rsid="001f6f4c" officeooo:paragraph-rsid="001f6f4c"/>
    </style:style>
    <style:style style:name="P3" style:family="paragraph" style:parent-style-name="Standard">
      <style:text-properties fo:language="tr" fo:country="TR" officeooo:rsid="00208296" officeooo:paragraph-rsid="00208296"/>
    </style:style>
    <style:style style:name="T1" style:family="text">
      <style:text-properties officeooo:rsid="00208296"/>
    </style:style>
    <style:style style:name="T2" style:family="text">
      <style:text-properties officeooo:rsid="002232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normalde tarayıcılar dosyalara erişimi güvenlik nedeniyle kısıtlıyor. Bu yüzden react ile bir image dosyasını web sayfası üzerinde gözlemlemek için <text:span text:style-name="T1">python3 htt</text:span><text:span text:style-name="T2">p</text:span><text:span text:style-name="T1">.server</text:span> kullanmak gerekiyor. </text:p>
      <text:p text:style-name="P3">Bunun için önce terminali içeriğine erişilmesini istediğimiz klasörün içini görecek şekilde açıyoruz ya da cd komutuyla ilgili klasörün içerisine gidiyoruz. Sonra</text:p>
      <text:p text:style-name="P3">python3 -m http.server 8088</text:p>
      <text:p text:style-name="P1">şeklinde kodu çalıştırınca DosyaDeposu klasörü içerisindeki dosyalar <text:a xlink:type="simple" xlink:href="http://localhost:8088/" text:style-name="Internet_20_link" text:visited-style-name="Visited_20_Internet_20_Link"><text:span text:style-name="T1">http://localhost:8088</text:span></text:a><text:span text:style-name="T1"> üzerinden </text:span>erişilebilir <text:span text:style-name="T1">hale geliyor.</text:span></text:p>
      <text:p text:style-name="P2">react tarafında ise string interpolation ile img etiketine src olarak <text:a xlink:type="simple" xlink:href="http://localhost:8088/dosyaadı.jpeg" text:style-name="Internet_20_link" text:visited-style-name="Visited_20_Internet_20_Link">http://localhost:8088/dosyaadı.jpeg</text:a> şeklinde vermek <text:span text:style-name="T1">dosyaların web sayfası üzerinde görüntülenebilmesi için</text:span> yeterli oluyo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5T09:08:36.977628990</meta:creation-date>
    <dc:date>2025-01-05T14:03:37.670502080</dc:date>
    <meta:editing-duration>PT9M48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1" meta:paragraph-count="5" meta:word-count="81" meta:character-count="698" meta:non-whitespace-character-count="621"/>
  </office:meta>
</office:document-meta>
</file>